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D0000012CDA9F0EE6F313BB53.png" manifest:media-type="image/png"/>
  <manifest:file-entry manifest:full-path="Pictures/100002010000027D0000012B7A1B97C361765290.png" manifest:media-type="image/png"/>
  <manifest:file-entry manifest:full-path="Pictures/1000000000000649000003968A154D838D17D47F.png" manifest:media-type="image/png"/>
  <manifest:file-entry manifest:full-path="Pictures/100002010000010F00000120BEDD1801BC6010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021cm, 14.121cm, 2.153cm, 4.11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 draw:auto-grow-height="false" fo:min-height="3.514cm" fo:min-width="6.353cm"/>
    </style:style>
    <style:style style:name="gr5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e6e64c" draw:textarea-horizontal-align="center" draw:textarea-vertical-align="middle" draw:auto-grow-height="false" draw:fit-to-size="false" style:shrink-to-fit="false" fo:min-height="1.34cm" fo:min-width="2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>
        <style:tab-stops/>
      </style:paragraph-properties>
      <style:text-properties fo:font-size="14pt" style:font-size-asian="18pt" style:font-size-complex="18pt"/>
    </style:style>
    <style:style style:name="P3" style:family="paragraph">
      <style:paragraph-properties fo:text-align="end"/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style:text-properties fo:font-size="14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solid" draw:fill-color="#e6e64c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1pt" fo:font-weight="bold" style:font-size-asian="18pt" style:font-weight-asian="bold" style:font-size-complex="18pt" style:font-weight-complex="bold"/>
    </style:style>
    <style:style style:name="T3" style:family="text">
      <style:text-properties fo:font-size="11pt" style:font-size-asian="18pt" style:font-size-complex="18pt"/>
    </style:style>
    <style:style style:name="T4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932cm" svg:height="6.799cm" svg:x="16.6cm" svg:y="9.7cm">
          <draw:image xlink:href="Pictures/1000000000000649000003968A154D838D17D47F.png" xlink:type="simple" xlink:show="embed" xlink:actuate="onLoad" loext:mime-type="image/png">
            <text:p/>
          </draw:image>
        </draw:frame>
        <draw:frame draw:style-name="gr2" draw:text-style-name="P4" draw:layer="layout" svg:width="2.331cm" svg:height="1.234cm" svg:x="12.1cm" svg:y="12.996cm">
          <draw:text-box>
            <text:p text:style-name="P2"><text:span text:style-name="T1">Average</text:span></text:p>
            <text:p text:style-name="P3"><text:span text:style-name="T2">1d</text:span><text:span text:style-name="T3"> and </text:span><text:span text:style-name="T2">2d</text:span></text:p>
          </draw:text-box>
        </draw:frame>
        <draw:frame draw:style-name="gr2" draw:text-style-name="P4" draw:layer="layout" svg:width="2.691cm" svg:height="1.234cm" svg:x="15.709cm" svg:y="13.066cm">
          <draw:text-box>
            <text:p text:style-name="P5"><text:span text:style-name="T1">Calibrate </text:span></text:p>
            <text:p text:style-name="P3"><text:span text:style-name="T2">3d </text:span><text:span text:style-name="T3">geometry</text:span></text:p>
          </draw:text-box>
        </draw:frame>
        <draw:frame draw:style-name="gr3" draw:text-style-name="P1" draw:layer="layout" svg:width="5.166cm" svg:height="5.662cm" svg:x="13.925cm" svg:y="3.538cm">
          <draw:image xlink:href="Pictures/100002010000010F00000120BEDD1801BC60107C.png" xlink:type="simple" xlink:show="embed" xlink:actuate="onLoad" loext:mime-type="image/png">
            <text:p/>
          </draw:image>
        </draw:frame>
        <draw:frame draw:style-name="gr3" draw:text-style-name="P1" draw:layer="measurelines" svg:width="8.9cm" svg:height="4.177cm" svg:x="3.4cm" svg:y="12.492cm">
          <draw:image xlink:href="Pictures/100002010000027D0000012B7A1B97C361765290.png" xlink:type="simple" xlink:show="embed" xlink:actuate="onLoad" loext:mime-type="image/png">
            <text:p/>
          </draw:image>
        </draw:frame>
        <draw:frame draw:style-name="gr3" draw:text-style-name="P1" draw:layer="measurelines" svg:width="8.677cm" svg:height="4.192cm" svg:x="3.512cm" svg:y="8.3cm">
          <draw:image xlink:href="Pictures/100002010000026D0000012CDA9F0EE6F313BB53.png" xlink:type="simple" xlink:show="embed" xlink:actuate="onLoad" loext:mime-type="image/png">
            <text:p/>
          </draw:image>
        </draw:frame>
        <draw:custom-shape draw:style-name="gr4" draw:text-style-name="P1" draw:layer="measurelines" svg:width="6.853cm" svg:height="3.764cm" draw:transform="skewX (0.672998959569014) rotate (-0.0230383461263248) translate (10.349cm 9.368cm)">
          <text:p/>
          <draw:enhanced-geometry svg:viewBox="0 0 144 122" draw:mirror-horizontal="false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7" draw:layer="layout" svg:width="3cm" svg:height="1.6cm" svg:x="14cm" svg:y="10.7cm">
          <text:p text:style-name="P6"><text:span text:style-name="T4">PyFAI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50000 10000)" draw:extrusion-second-light-direction="(-50000 0 10000)" draw:extrusion-metal="false" draw:extrusion-rotation-angle="-15 -45" dr3d:projection="perspective" draw:extrusion-color="false" draw:text-areas="0 0 21600 21600" draw:text-path="true" draw:text-path-mode="shape" draw:text-path-scale="path" draw:text-path-same-letter-heights="false" draw:type="fontwork-triangle-down" draw:modifiers="21600 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8T16:51:33.005714655</meta:creation-date>
    <dc:date>2020-10-30T11:23:32.429333800</dc:date>
    <meta:editing-duration>PT8H10M1S</meta:editing-duration>
    <meta:editing-cycles>6</meta:editing-cycles>
    <meta:generator>LibreOffice/6.1.5.2$Linux_X86_64 LibreOffice_project/10$Build-2</meta:generator>
    <meta:document-statistic meta:object-count="8"/>
  </office:meta>
</office:document-meta>
</file>